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text-properties officeooo:rsid="0002c031"/>
    </style:style>
    <style:style style:name="P2" style:family="paragraph" style:parent-style-name="Standard">
      <style:paragraph-properties fo:margin-left="0cm" fo:margin-right="0cm" fo:line-height="107%" fo:text-indent="0cm" style:auto-text-indent="false" style:writing-mode="lr-tb"/>
      <style:text-properties officeooo:paragraph-rsid="000c8fe5"/>
    </style:style>
    <style:style style:name="T1" style:family="text">
      <style:text-properties officeooo:rsid="000989d3"/>
    </style:style>
    <style:style style:name="T2" style:family="text">
      <style:text-properties officeooo:rsid="0002c031"/>
    </style:style>
    <style:style style:name="T3" style:family="text">
      <style:text-properties style:text-underline-style="none"/>
    </style:style>
    <style:style style:name="T4" style:family="text">
      <style:text-properties style:text-underline-style="none" officeooo:rsid="00206af9"/>
    </style:style>
    <style:style style:name="T5" style:family="text">
      <style:text-properties style:text-underline-style="none" officeooo:rsid="001f140f"/>
    </style:style>
    <style:style style:name="fr1" style:family="graphic" style:parent-style-name="Frame">
      <style:graphic-properties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py3o.objects.name" text:name="name"/>
        <text:user-field-decl office:value-type="string" office:string-value="user name" text:name="py3o.objects.name"/>
      </text:user-field-decls>
      <text:p text:style-name="P1"><text:s text:c="2"/><text:user-field-get text:name="py3o.objects.name">user name</text:user-field-get></text:p>
      <text:p text:style-name="Standard"><text:a xlink:type="simple" xlink:href="py3o://if=%22objects.image_1920%22" text:style-name="Internet_20_link" text:visited-style-name="Visited_20_Internet_20_Link"><text:span text:style-name="T1">if="objects.image_1920"</text:span></text:a></text:p>
      <text:p text:style-name="P1"><draw:a xlink:type="simple" xlink:href="py3o://if=%22objects.image_1920%22"><draw:frame draw:style-name="fr1" draw:name="py3o.image(b64decode(objects.image_1920), 'png', width='2cm', height='2cm')" text:anchor-type="paragraph" svg:x="8.001cm" svg:y="0.203cm" svg:width="2.007cm" draw:z-index="0"><draw:text-box fo:min-height="0.508cm"><text:p text:style-name="Frame_20_contents"/></draw:text-box></draw:frame></draw:a></text:p>
      <text:p text:style-name="Standard"><text:span text:style-name="T2">/</text:span><text:a xlink:type="simple" xlink:href="py3o:///if" text:style-name="Internet_20_link" text:visited-style-name="Visited_20_Internet_20_Link"><text:span text:style-name="T2">/if</text:span></text:a></text:p>
      <text:p text:style-name="Standard"/>
      <text:p text:style-name="Standard"/>
      <text:p text:style-name="P2">&lt;tr <text:a xlink:type="simple" xlink:href="py3o:for=%22classification%20in%20objects.survey_id.classification_ids%22" text:style-name="Internet_20_link" text:visited-style-name="Visited_20_Internet_20_Link"><text:span text:style-name="T4">py3o:for="classification in objects.survey_id.classification_ids"</text:span></text:a>&gt;</text:p>
      <text:p text:style-name="P2"><text:s text:c="4"/>&lt;td&gt;<text:a xlink:type="simple" xlink:href="py3o:for=%22classification%20in%20objects.survey_id.classification_ids%22" text:style-name="Internet_20_link" text:visited-style-name="Visited_20_Internet_20_Link"><text:span text:style-name="T3">${classification.name}</text:span></text:a>&lt;/td&gt;</text:p>
      <text:p text:style-name="P2"><text:s text:c="4"/>&lt;td&gt;<text:a xlink:type="simple" xlink:href="py3o:for=%22classification%20in%20objects.survey_id.classification_ids%22" text:style-name="Internet_20_link" text:visited-style-name="Visited_20_Internet_20_Link"><text:span text:style-name="T3">${classification.</text:span><text:span text:style-name="T5">min_score</text:span><text:span text:style-name="T3">}</text:span></text:a>&lt;/td&gt;</text:p>
      <text:p text:style-name="P2"><text:s text:c="4"/>&lt;td&gt;<text:a xlink:type="simple" xlink:href="py3o:for=%22classification%20in%20objects.survey_id.classification_ids%22" text:style-name="Internet_20_link" text:visited-style-name="Visited_20_Internet_20_Link"><text:span text:style-name="T3">${classification.</text:span><text:span text:style-name="T5">max_score</text:span><text:span text:style-name="T3">}</text:span></text:a>&lt;/td&gt;</text:p>
      <text:p text:style-name="P2"><text:s text:c="2"/>&lt;/tr&gt;</text:p>
      <text:p text:style-name="P2">&lt;text:span <text:a xlink:type="simple" xlink:href="../%3Ctext:span%20if=%22objects.survey_id.classification_ids%20==%20%5B%5D%22%3EKhông%20có%20bản%20ghi%20nào.%3C/text:span%3E" text:style-name="Internet_20_link" text:visited-style-name="Visited_20_Internet_20_Link"><text:span text:style-name="T3">if="objects.survey_id.classification_ids == []"</text:span></text:a>&gt;Không có bản ghi nào.&lt;/text:span&gt; </text:p>
      <text:p text:style-name="P2">&lt;/table&gt;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10-04T11:11:24.791934295</meta:creation-date>
    <dc:date>2024-09-17T14:48:52.129000000</dc:date>
    <meta:editing-duration>PT1H8M22S</meta:editing-duration>
    <meta:editing-cycles>9</meta:editing-cycles>
    <meta:generator>LibreOffice/24.2.5.2$Windows_X86_64 LibreOffice_project/bffef4ea93e59bebbeaf7f431bb02b1a39ee8a59</meta:generator>
    <meta:document-statistic meta:table-count="0" meta:image-count="0" meta:object-count="0" meta:page-count="1" meta:paragraph-count="10" meta:word-count="21" meta:character-count="331" meta:non-whitespace-character-count="303"/>
  </office:meta>
</office:document-meta>
</file>